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Quodana" svg:font-family="Quodana, verdan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fo:padding="0cm" fo:border="none"/>
    </style:style>
    <style:style style:name="P2" style:family="paragraph" style:parent-style-name="Text_20_body">
      <style:paragraph-properties fo:margin-left="0cm" fo:margin-right="0cm" fo:margin-top="0cm" fo:margin-bottom="0cm" fo:text-indent="0cm" style:auto-text-indent="false" fo:padding="0cm" fo:border="none"/>
      <style:text-properties fo:language="en" fo:country="US"/>
    </style:style>
    <style:style style:name="P3" style:family="paragraph" style:parent-style-name="Text_20_body" style:list-style-name="L6">
      <style:paragraph-properties fo:margin-left="0cm" fo:margin-right="0cm" fo:margin-top="0cm" fo:margin-bottom="0cm" fo:text-indent="0cm" style:auto-text-indent="false" fo:padding="0cm" fo:border="none"/>
      <style:text-properties fo:language="en" fo:country="US"/>
    </style:style>
    <style:style style:name="P4" style:family="paragraph" style:parent-style-name="Text_20_body" style:list-style-name="L8">
      <style:paragraph-properties fo:margin-left="0cm" fo:margin-right="0cm" fo:margin-top="0cm" fo:margin-bottom="0cm" fo:text-indent="0cm" style:auto-text-indent="false" fo:padding="0cm" fo:border="none"/>
      <style:text-properties fo:language="en" fo:country="US"/>
    </style:style>
    <style:style style:name="P5" style:family="paragraph" style:parent-style-name="Text_20_body" style:list-style-name="L9">
      <style:paragraph-properties fo:margin-left="0cm" fo:margin-right="0cm" fo:margin-top="0cm" fo:margin-bottom="0cm" fo:text-indent="0cm" style:auto-text-indent="false" fo:padding="0cm" fo:border="none"/>
      <style:text-properties fo:language="en" fo:country="US"/>
    </style:style>
    <style:style style:name="P6" style:family="paragraph" style:parent-style-name="Text_20_body" style:list-style-name="L10">
      <style:paragraph-properties fo:margin-left="0cm" fo:margin-right="0cm" fo:margin-top="0cm" fo:margin-bottom="0cm" fo:text-indent="0cm" style:auto-text-indent="false" fo:padding="0cm" fo:border="none"/>
      <style:text-properties fo:language="en" fo:country="US"/>
    </style:style>
    <style:style style:name="P7" style:family="paragraph" style:parent-style-name="Text_20_body" style:list-style-name="L11">
      <style:paragraph-properties fo:margin-left="0cm" fo:margin-right="0cm" fo:margin-top="0cm" fo:margin-bottom="0cm" fo:text-indent="0cm" style:auto-text-indent="false" fo:padding="0cm" fo:border="none"/>
      <style:text-properties fo:language="en" fo:country="US"/>
    </style:style>
    <style:style style:name="P8" style:family="paragraph" style:parent-style-name="Text_20_body" style:list-style-name="L2">
      <style:paragraph-properties fo:margin-left="0cm" fo:margin-right="0cm" fo:margin-top="0cm" fo:margin-bottom="0cm" fo:text-indent="0cm" style:auto-text-indent="false" fo:padding="0cm" fo:border="none"/>
    </style:style>
    <style:style style:name="P9" style:family="paragraph" style:parent-style-name="Text_20_body" style:list-style-name="L3">
      <style:paragraph-properties fo:margin-left="0cm" fo:margin-right="0cm" fo:margin-top="0cm" fo:margin-bottom="0cm" fo:text-indent="0cm" style:auto-text-indent="false" fo:padding="0cm" fo:border="none"/>
    </style:style>
    <style:style style:name="P10" style:family="paragraph" style:parent-style-name="Text_20_body" style:list-style-name="L4">
      <style:paragraph-properties fo:margin-left="0cm" fo:margin-right="0cm" fo:margin-top="0cm" fo:margin-bottom="0cm" fo:text-indent="0cm" style:auto-text-indent="false" fo:padding="0cm" fo:border="none"/>
    </style:style>
    <style:style style:name="P11" style:family="paragraph" style:parent-style-name="Text_20_body">
      <style:paragraph-properties fo:margin-left="0cm" fo:margin-right="0cm" fo:margin-top="0cm" fo:margin-bottom="0cm" fo:text-indent="0cm" style:auto-text-indent="false" fo:padding="0cm" fo:border="none"/>
      <style:text-properties fo:language="de" fo:country="DE"/>
    </style:style>
    <style:style style:name="P12" style:family="paragraph" style:parent-style-name="Text_20_body" style:list-style-name="L6">
      <style:paragraph-properties fo:margin-left="0cm" fo:margin-right="0cm" fo:margin-top="0cm" fo:margin-bottom="0cm" fo:text-indent="0cm" style:auto-text-indent="false" fo:padding="0cm" fo:border="none"/>
      <style:text-properties fo:language="de" fo:country="DE"/>
    </style:style>
    <style:style style:name="P13" style:family="paragraph" style:parent-style-name="Text_20_body">
      <style:paragraph-properties fo:margin-left="0cm" fo:margin-right="0cm" fo:margin-top="0cm" fo:margin-bottom="0cm" fo:text-indent="0cm" style:auto-text-indent="false" fo:break-before="page" fo:padding="0cm" fo:border="none"/>
      <style:text-properties fo:language="en" fo:country="US"/>
    </style:style>
    <style:style style:name="T1" style:family="text">
      <style:text-properties fo:language="de" fo:country="DE"/>
    </style:style>
    <style:style style:name="T2"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s</text:p>
      <text:p text:style-name="P1">Mannfred Lange</text:p>
      <text:p text:style-name="P1"/>
      <text:p text:style-name="P1">Berufliches</text:p>
      <text:p text:style-name="P1">Dipl.-Wirtsch.-Ing.</text:p>
      <text:p text:style-name="P1">Langjährige Arbeitserfahrung im Vertrieb</text:p>
      <text:p text:style-name="P1">Vertriebsleiter seit 15 Jahren </text:p>
      <text:p text:style-name="P1"/>
      <text:p text:style-name="P1">Beschreibung</text:p>
      <text:p text:style-name="P1">Herr Lange ist ein Gewohnheitsmensch. Er bindet sich gern und lange an einen Arbeitgeber. Er lebt und arbeitet sich sorgfältig in den Betrieb ein und erzielt dann sehr gute Erfolge im Bereich Vertrieb. Als Vertriebsleiter vermittelt er ausdauernde und organisierte Arbeitsweisen. Er ist seit 22 Jahren verheiratet, geht gern in Restaurants essen und verreist gern. Er nutzt digitale Medien, bevorzugt aber das Telefon, wenn kein direktes Gespräch möglich ist.</text:p>
      <text:p text:style-name="P1"/>
      <text:p text:style-name="P1">Mag</text:p>
      <text:list xml:id="list4804475680160654629" text:style-name="L2">
        <text:list-item>
          <text:p text:style-name="P8">große Betriebe als Arbeitgeber</text:p>
        </text:list-item>
        <text:list-item>
          <text:p text:style-name="P8">mittelgroße Teams im Unternehmen mit 10 bis 12 Mitgliedern</text:p>
        </text:list-item>
        <text:list-item>
          <text:p text:style-name="P8">Kundenkontakt</text:p>
        </text:list-item>
        <text:list-item>
          <text:p text:style-name="P8">Vergütung auf Provisionsbasis</text:p>
        </text:list-item>
      </text:list>
      <text:p text:style-name="P1"/>
      <text:p text:style-name="P1">Mag nicht</text:p>
      <text:list xml:id="list2146362808253398639" text:style-name="L3">
        <text:list-item>
          <text:p text:style-name="P9">kontraproduktives Verhalten bei Kollegen oder Geschäftspartnern </text:p>
        </text:list-item>
        <text:list-item>
          <text:p text:style-name="P9">starr vorgegebene Arbeitsweisen </text:p>
        </text:list-item>
      </text:list>
      <text:p text:style-name="P1"/>
      <text:p text:style-name="P1">Motivation</text:p>
      <text:list xml:id="list1128157723950996445" text:style-name="L4">
        <text:list-item>
          <text:p text:style-name="P10">hoher Lebensstandard</text:p>
        </text:list-item>
        <text:list-item>
          <text:p text:style-name="P10">Kontakt zu Kunden und Kollegen</text:p>
        </text:list-item>
        <text:list-item>
          <text:p text:style-name="P10">Geschäftsbeziehungen mit Erfolgserlebnissen</text:p>
        </text:list-item>
        <text:list-item>
          <text:p text:style-name="P10">Dienstreisen</text:p>
        </text:list-item>
      </text:list>
      <text:p text:style-name="P1"/>
      <text:p text:style-name="P1">Steckbrief</text:p>
      <text:p text:style-name="P1"><text:span text:style-name="T2">52 Jahre alt</text:span></text:p>
      <text:p text:style-name="P2">Mag rustikale Restaurants</text:p>
      <text:p text:style-name="P2">Raucher</text:p>
      <text:p text:style-name="P2">Gewohnheitsmensch</text:p>
      <text:p text:style-name="P2">H<text:span text:style-name="T1">öflich, charmant, erfolgreich</text:span></text:p>
      <text:p text:style-name="P2"><text:span text:style-name="T1">Networker</text:span></text:p>
      <text:p text:style-name="P2"><text:span text:style-name="T1">Angler</text:span></text:p>
      <text:p text:style-name="P2"><text:span text:style-name="T1">geduldig, wartet auf die beste Gelegenheit </text:span></text:p>
      <text:p text:style-name="P2"><text:span text:style-name="T1"/></text:p>
      <text:p text:style-name="P2"><text:span text:style-name="T1">Erfahrung mit Salesforce</text:span></text:p>
      <text:p text:style-name="P2"><text:span text:style-name="T1">- 3 Jahre Salesforce Classic</text:span></text:p>
      <text:p text:style-name="P2"><text:span text:style-name="T1"/></text:p>
      <text:p text:style-name="P2"/>
      <text:p text:style-name="P2"/>
      <text:p text:style-name="P13">Danny Schneider</text:p>
      <text:p text:style-name="P2"/>
      <text:p text:style-name="P11">Steckbrief</text:p>
      <text:list xml:id="list7582541100884023561" text:style-name="L6">
        <text:list-item>
          <text:p text:style-name="P12">28 Jahre alt</text:p>
        </text:list-item>
        <text:list-item>
          <text:p text:style-name="P12">modebewusst</text:p>
        </text:list-item>
        <text:list-item>
          <text:p text:style-name="P3">Hipster</text:p>
        </text:list-item>
        <text:list-item>
          <text:p text:style-name="P3">Netzwerker</text:p>
        </text:list-item>
        <text:list-item>
          <text:p text:style-name="P3">Immer offen f<text:span text:style-name="T1">ür neues</text:span></text:p>
        </text:list-item>
        <text:list-item>
          <text:p text:style-name="P3"><text:span text:style-name="T1">liebt seine Arbeit, aber zuviel ist auch nicht gut</text:span></text:p>
        </text:list-item>
        <text:list-item>
          <text:p text:style-name="P3"><text:span text:style-name="T1">bevorzugt Start-Ups als Arbeitgeber</text:span></text:p>
        </text:list-item>
        <text:list-item>
          <text:p text:style-name="P3"><text:span text:style-name="T1">nutzt Facebook, Instagram, etc.</text:span></text:p>
        </text:list-item>
        <text:list-item>
          <text:p text:style-name="P12">besitzt Statussymbole</text:p>
        </text:list-item>
      </text:list>
      <text:p text:style-name="P2"><text:span text:style-name="T1"/></text:p>
      <text:p text:style-name="P2"><text:span text:style-name="T1">Berufliches</text:span></text:p>
      <text:list xml:id="list7617209244118821365" text:style-name="L10">
        <text:list-item>
          <text:p text:style-name="P6"><text:span text:style-name="T1">Soziologie B.A.</text:span></text:p>
        </text:list-item>
        <text:list-item>
          <text:p text:style-name="P6"><text:span text:style-name="T1">Zum 3. mal in einem Start-Up-Unternehmen angestellt</text:span></text:p>
        </text:list-item>
      </text:list>
      <text:p text:style-name="P2"><text:span text:style-name="T1"/></text:p>
      <text:p text:style-name="P2"><text:span text:style-name="T1">Mag:</text:span></text:p>
      <text:list xml:id="list315002886329151838" text:style-name="L9">
        <text:list-item>
          <text:p text:style-name="P5"><text:span text:style-name="T1">Morgens später anfangen und dafür abends länger bleiben</text:span></text:p>
        </text:list-item>
        <text:list-item>
          <text:p text:style-name="P5"><text:span text:style-name="T1">nach der Arbeit mit Kollegen treffen</text:span></text:p>
        </text:list-item>
      </text:list>
      <text:p text:style-name="P2"><text:span text:style-name="T1"/></text:p>
      <text:p text:style-name="P2"><text:span text:style-name="T1">Mag nicht:</text:span></text:p>
      <text:list xml:id="list1824814509924224892" text:style-name="L11">
        <text:list-item>
          <text:p text:style-name="P7"><text:span text:style-name="T1">Kundenreklamationen</text:span></text:p>
        </text:list-item>
      </text:list>
      <text:p text:style-name="P2"><text:span text:style-name="T1"/></text:p>
      <text:p text:style-name="P2"><text:span text:style-name="T1">Beschreibung</text:span></text:p>
      <text:p text:style-name="P2"><text:span text:style-name="T1">Danny ist ein Draufgänger, der viel Abwechslung braucht und schnell Kontakte knüpft. Er geht gerne Go-Kart fahren oder Klamotten kaufen, sein größtes Hobby ist American Football.</text:span></text:p>
      <text:p text:style-name="P2"><text:span text:style-name="T1"/></text:p>
      <text:p text:style-name="P2"><text:span text:style-name="T1">Motivation</text:span></text:p>
      <text:list xml:id="list4056942684374971491" text:style-name="L8">
        <text:list-item>
          <text:p text:style-name="P4"><text:span text:style-name="T1">beruflich durchstarten</text:span></text:p>
        </text:list-item>
        <text:list-item>
          <text:p text:style-name="P4"><text:span text:style-name="T1">lukrative Führungsposition</text:span></text:p>
        </text:list-item>
        <text:list-item>
          <text:p text:style-name="P4"><text:span text:style-name="T1">Erfahrung sammeln</text:span></text:p>
        </text:list-item>
        <text:list-item>
          <text:p text:style-name="P4"><text:span text:style-name="T1">Statussymbole</text:span></text:p>
        </text:list-item>
      </text:list>
      <text:p text:style-name="P2"><text:span text:style-name="T1"/></text:p>
      <text:p text:style-name="P2"><text:span text:style-name="T1">Erfahrung mit Salesforce:</text:span></text:p>
      <text:p text:style-name="P2"><text:span text:style-name="T1">1 Jahr Salesforce Classic und Salesforce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Quodana" svg:font-family="Quodana, verdan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5T12:21:48.09</meta:creation-date>
    <meta:editing-duration>PT4M15S</meta:editing-duration>
    <meta:editing-cycles>2</meta:editing-cycles>
    <meta:generator>OpenOffice/4.1.3$Win32 OpenOffice.org_project/413m1$Build-9783</meta:generator>
    <meta:initial-creator>Stefan Berger</meta:initial-creator>
    <meta:document-statistic meta:table-count="0" meta:image-count="0" meta:object-count="0" meta:page-count="2" meta:paragraph-count="60" meta:word-count="285" meta:character-count="1955"/>
    <dc:date>2017-06-15T21:44:51.99</dc:date>
    <dc:creator>Stefan Berger</dc:creator>
    <meta:user-defined meta:name="state">defaultstate</meta:user-defined>
  </office:meta>
</office:document-meta>
</file>